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15f4" officeooo:paragraph-rsid="000fba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<text:soft-page-break/>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<text:soft-page-break/>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<text:soft-page-break/>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<text:soft-page-break/>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adasdadasdadasdadasdadasdadasdadasdadasdadasdadasdadasdadasdadasdadasdadasdadasdadasdadasdadasdadasdadasdadasdadasdadasdadasdadasdadasdadasdadasdadasdadasdadasdadasdadasdadasdasdadasdadasdadasdadasdadasdadasdadasdadasdadasdadasdadasdadasdadasdadasdadasdadasdadasdadasdadasdadasdadasdadasdadasdadasdadasdadasdadasdadasdadasdadasdadasdadasdadasdadasdadasdadasdadasdadasdadasdadasdadasdadasdadasdadasdadasdadasdadasdadasdadasdadasdadasdadasdd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7:45:54.374478233</meta:creation-date>
    <dc:date>2024-11-18T07:47:10.074341591</dc:date>
    <meta:editing-duration>PT1M17S</meta:editing-duration>
    <meta:editing-cycles>2</meta:editing-cycles>
    <meta:generator>LibreOffice/7.6.0.3$Linux_X86_64 LibreOffice_project/60$Build-3</meta:generator>
    <meta:document-statistic meta:table-count="0" meta:image-count="0" meta:object-count="0" meta:page-count="196" meta:paragraph-count="1" meta:word-count="1" meta:character-count="879648" meta:non-whitespace-character-count="879648"/>
  </office:meta>
</office:document-meta>
</file>